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DE LA CRUZ MOSCOL, CRHISTIAN LEONC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DE LA CRUZ MOSCOL, CRHISTIAN LEONC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15691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8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0:34:4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